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19662" officeooo:paragraph-rsid="00019662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officeooo:paragraph-rsid="002348f9"/>
    </style:style>
    <style:style style:name="P7" style:family="paragraph" style:parent-style-name="Text_20_body">
      <style:paragraph-properties fo:break-before="page"/>
      <style:text-properties officeooo:paragraph-rsid="002348f9"/>
    </style:style>
    <style:style style:name="P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2348f9" officeooo:paragraph-rsid="002348f9"/>
    </style:style>
    <style:style style:name="P11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2521e7"/>
    </style:style>
    <style:style style:name="P14" style:family="paragraph" style:parent-style-name="Text_20_body" style:list-style-name="L2"/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3"><text:a xlink:type="simple" xlink:href="#__RefHeading___Toc240_1884157731" text:style-name="Index_20_Link" text:visited-style-name="Index_20_Link">Структура организации<text:tab/>3</text:a></text:p>
        </text:index-body>
      </text:table-of-content>
      <text:p text:style-name="P2"/>
      <text:h text:style-name="P10" text:outline-level="1"><text:bookmark-start text:name="__RefHeading___Toc240_1884157731"/>Структура организации<text:bookmark-end text:name="__RefHeading___Toc240_1884157731"/></text:h>
      <text:p text:style-name="P6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6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6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6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6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6">Кроме того, ПФР участвует в финансировании различных социальных программ и проектов, таких как поддержка ветеранов ВОВ, помощь многодетным семьям и т.д.</text:p>
      <text:p text:style-name="P7">Основными задачами ПФР являются:</text:p>
      <text:list text:style-name="L1">
        <text:list-item>
          <text:p text:style-name="P12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12"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12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12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13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13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13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13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;</text:p>
        </text:list-item>
      </text:list>
      <text:p text:style-name="Text_20_body"/>
      <text:p text:style-name="P5"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14">Руководство ПФР;</text:p>
        </text:list-item>
        <text:list-item>
          <text:p text:style-name="P14">Отдел кадров;</text:p>
        </text:list-item>
        <text:list-item>
          <text:p text:style-name="P14">Финансовый отдел;</text:p>
        </text:list-item>
        <text:list-item>
          <text:p text:style-name="P14">Юридический отдел;</text:p>
        </text:list-item>
        <text:list-item>
          <text:p text:style-name="P14">Информационно-аналитический отдел.</text:p>
        </text:list-item>
      </text:list>
      <text:p text:style-name="Text_20_body"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Text_20_body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5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5-20T17:52:57.864421585</dc:date>
    <meta:editing-duration>PT3H43M28S</meta:editing-duration>
    <meta:editing-cycles>49</meta:editing-cycles>
    <meta:generator>LibreOffice/7.5.3.2$Linux_X86_64 LibreOffice_project/9f56dff12ba03b9acd7730a5a481eea045e468f3</meta:generator>
    <meta:document-statistic meta:table-count="0" meta:image-count="0" meta:object-count="0" meta:page-count="6" meta:paragraph-count="31" meta:word-count="558" meta:character-count="4441" meta:non-whitespace-character-count="3922"/>
  </office:meta>
</office:document-meta>
</file>